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66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hwalcie Pana bo dobry</text:span><text:span text:style-name="T1"><text:line-break/></text:span><text:span text:style-name="T1">- aj aj aj</text:span><text:span text:style-name="T1"><text:line-break/></text:span><text:span text:style-name="T1">Jego łaska trwa na wieki</text:span><text:span text:style-name="T1"><text:line-break/></text:span><text:span text:style-name="T1">- oj oj oj</text:span><text:span text:style-name="T1"><text:line-break/></text:span><text:span text:style-name="T1">Chwalcie Boga nad Bogami</text:span><text:span text:style-name="T1"><text:line-break/></text:span><text:span text:style-name="T1">- aj aj aj</text:span><text:span text:style-name="T1"><text:line-break/></text:span><text:span text:style-name="T1">Jego łaska trwa na wieki</text:span><text:span text:style-name="T1"><text:line-break/></text:span><text:span text:style-name="T1">- oj oj o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Alleluja, Alleluja,</text:span><text:span text:style-name="T1"><text:line-break/></text:span><text:span text:style-name="T2">ppp</text:span><text:span text:style-name="T1"><text:line-break/></text:span><text:span text:style-name="T1">Alleluja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Chwalcie Pana </text:span><text:span text:style-name="T1">nad Panami</text:span><text:span text:style-name="T1"><text:line-break/></text:span><text:span text:style-name="T1">- aj aj aj</text:span><text:span text:style-name="T1"><text:line-break/></text:span><text:span text:style-name="T1">Jego łaska trwa na wieki</text:span><text:span text:style-name="T1"><text:line-break/></text:span><text:span text:style-name="T1">- oj oj oj</text:span><text:span text:style-name="T1"><text:line-break/></text:span><text:span text:style-name="T1">Cudów wielkich dokonał</text:span><text:span text:style-name="T1"><text:line-break/></text:span><text:span text:style-name="T1">- aj aj aj</text:span><text:span text:style-name="T1"><text:line-break/></text:span><text:span text:style-name="T1">Jego łaska trwa na wieki</text:span><text:span text:style-name="T1"><text:line-break/></text:span><text:span text:style-name="T1">- oj oj o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Alleluja, Alleluja,</text:span><text:span text:style-name="T1"><text:line-break/></text:span><text:span text:style-name="T2">ppp</text:span><text:span text:style-name="T1"><text:line-break/></text:span><text:span text:style-name="T1">Alleluja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n uczynił niebiosa</text:span><text:span text:style-name="T1"><text:line-break/></text:span><text:span text:style-name="T1">- aj aj aj</text:span><text:span text:style-name="T1"><text:line-break/></text:span><text:span text:style-name="T1">Jego łaska trwa na wieki</text:span><text:span text:style-name="T1"><text:line-break/></text:span><text:span text:style-name="T1">- oj oj oj</text:span><text:span text:style-name="T1"><text:line-break/></text:span><text:span text:style-name="T1">Stworzył ziemię nad wodami</text:span><text:span text:style-name="T1"><text:line-break/></text:span><text:span text:style-name="T1">- aj aj aj</text:span><text:span text:style-name="T1"><text:line-break/></text:span><text:span text:style-name="T1">Jego łaska trwa na wieki</text:span><text:span text:style-name="T1"><text:line-break/></text:span><text:span text:style-name="T1">- oj oj o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Alleluja, Alleluja,</text:span><text:span text:style-name="T1"><text:line-break/></text:span><text:span text:style-name="T2">ppp</text:span><text:span text:style-name="T1"><text:line-break/></text:span><text:span text:style-name="T1">Alleluja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ielkie światła uczynił</text:span><text:span text:style-name="T1"><text:line-break/></text:span><text:span text:style-name="T1">- aj aj aj</text:span><text:span text:style-name="T1"><text:line-break/></text:span><text:span text:style-name="T1">Jego łaska trwa na wieki</text:span><text:span text:style-name="T1"><text:line-break/></text:span><text:span text:style-name="T1">- oj oj oj</text:span><text:span text:style-name="T1"><text:line-break/></text:span><text:span text:style-name="T1">Słońce aby nie płakało</text:span><text:span text:style-name="T1"><text:line-break/></text:span><text:span text:style-name="T1">- aj aj aj</text:span><text:span text:style-name="T1"><text:line-break/></text:span><text:span text:style-name="T1">Jego łaska trwa na wieki</text:span><text:span text:style-name="T1"><text:line-break/></text:span><text:span text:style-name="T1">- oj oj o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Alleluja, Alleluja,</text:span><text:span text:style-name="T1"><text:line-break/></text:span><text:span text:style-name="T2">ppp</text:span><text:span text:style-name="T1"><text:line-break/></text:span><text:span text:style-name="T1">Alleluja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odziękujmy więc Bogu</text:span><text:span text:style-name="T1"><text:line-break/></text:span><text:span text:style-name="T1">- aj aj aj</text:span><text:span text:style-name="T1"><text:line-break/></text:span><text:span text:style-name="T1">Jego łaska trwa na wieki</text:span><text:span text:style-name="T1"><text:line-break/></text:span><text:span text:style-name="T1">- oj oj oj</text:span><text:span text:style-name="T1"><text:line-break/></text:span><text:span text:style-name="T1">Podziękujcie niebiosa</text:span><text:span text:style-name="T1"><text:line-break/></text:span><text:span text:style-name="T1">- aj aj aj</text:span><text:span text:style-name="T1"><text:line-break/></text:span><text:span text:style-name="T1">Jego łaska trwa na wieki</text:span><text:span text:style-name="T1"><text:line-break/></text:span><text:span text:style-name="T1">- oj oj o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Alleluja, Alleluja,</text:span><text:span text:style-name="T1"><text:line-break/></text:span><text:span text:style-name="T2">ppp</text:span><text:span text:style-name="T1"><text:line-break/></text:span><text:span text:style-name="T1">Alleluja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0T16:18:21</meta:creation-date>
    <dc:creator>Rafał Talacha</dc:creator>
    <dc:date>2008-12-26T21:37:37</dc:date>
    <dc:language>pl-PL</dc:language>
    <meta:editing-cycles>5</meta:editing-cycles>
    <meta:editing-duration>PT10M58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